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4944in" fo:line-height="107%" fo:margin-left="0in" fo:text-indent="0in">
        <style:tab-stops/>
      </style:paragraph-properties>
      <style:text-properties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.4944in" fo:line-height="107%" fo:margin-left="0in" fo:text-indent="0in">
        <style:tab-stops/>
      </style:paragraph-properties>
    </style:style>
    <style:style style:name="T5" style:parent-style-name="DefaultParagraphFont" style:family="text">
      <style:text-properties fo:font-weight="bold" style:font-weight-asian="bold" fo:font-size="16pt" style:font-size-asian="16pt"/>
    </style:style>
    <style:style style:name="T6" style:parent-style-name="DefaultParagraphFont" style:family="text">
      <style:text-properties fo:font-weight="bold" style:font-weight-asian="bold" fo:font-size="16pt" style:font-size-asian="16pt"/>
    </style:style>
    <style:style style:name="P7" style:parent-style-name="Normal" style:family="paragraph">
      <style:paragraph-properties fo:text-align="justify" fo:margin-bottom="0in" fo:line-height="205%" fo:margin-left="0in" fo:text-indent="0in">
        <style:tab-stops/>
      </style:paragraph-properties>
    </style:style>
    <style:style style:name="T8" style:parent-style-name="DefaultParagraphFont" style:family="text">
      <style:text-properties fo:font-size="12pt" style:font-size-asian="12pt"/>
    </style:style>
    <style:style style:name="P9" style:parent-style-name="Heading1" style:family="paragraph">
      <style:paragraph-properties fo:break-before="page" fo:margin-left="0.175in" fo:text-indent="-0.1854in">
        <style:tab-stops/>
      </style:paragraph-properties>
    </style:style>
    <style:style style:name="P10" style:parent-style-name="Normal" style:family="paragraph">
      <style:paragraph-properties fo:margin-left="-0.0034in">
        <style:tab-stops/>
      </style:paragraph-properties>
    </style:style>
    <style:style style:name="P11" style:parent-style-name="Normal" style:family="paragraph">
      <style:paragraph-properties fo:margin-bottom="0.6194in" fo:margin-left="-0.0034in">
        <style:tab-stops/>
      </style:paragraph-properties>
    </style:style>
    <style:style style:name="P12" style:parent-style-name="Heading1" style:family="paragraph">
      <style:paragraph-properties fo:margin-left="0.175in" fo:text-indent="-0.1854in">
        <style:tab-stops/>
      </style:paragraph-properties>
    </style:style>
    <style:style style:name="P13" style:parent-style-name="Normal" style:family="paragraph">
      <style:paragraph-properties fo:margin-left="-0.0034in">
        <style:tab-stops/>
      </style:paragraph-properties>
    </style:style>
    <style:style style:name="P14" style:parent-style-name="Normal" style:family="paragraph">
      <style:paragraph-properties fo:text-indent="-0.0847in"/>
    </style:style>
    <style:style style:name="P15" style:parent-style-name="Normal" style:family="paragraph">
      <style:paragraph-properties fo:text-indent="-0.0847in"/>
    </style:style>
    <style:style style:name="P16" style:parent-style-name="Normal" style:family="paragraph">
      <style:paragraph-properties fo:text-indent="-0.0847in"/>
    </style:style>
    <style:style style:name="P17" style:parent-style-name="Normal" style:family="paragraph">
      <style:paragraph-properties fo:text-indent="-0.0847in"/>
    </style:style>
    <style:style style:name="P18" style:parent-style-name="Normal" style:family="paragraph">
      <style:paragraph-properties fo:text-indent="-0.0847in"/>
    </style:style>
    <style:style style:name="P19" style:parent-style-name="Normal" style:family="paragraph">
      <style:paragraph-properties fo:margin-bottom="0.6111in" fo:margin-left="-0.0034in">
        <style:tab-stops/>
      </style:paragraph-properties>
    </style:style>
    <style:style style:name="P20" style:parent-style-name="Normal" style:family="paragraph">
      <style:paragraph-properties fo:margin-left="-0.0034in">
        <style:tab-stops/>
      </style:paragraph-properties>
    </style:style>
    <style:style style:name="P21" style:parent-style-name="Normal" style:family="paragraph">
      <style:paragraph-properties fo:margin-bottom="0.6194in" fo:margin-left="-0.0034in">
        <style:tab-stops/>
      </style:paragraph-properties>
    </style:style>
    <style:style style:name="P22" style:parent-style-name="Heading1" style:family="paragraph">
      <style:paragraph-properties fo:margin-left="0.175in" fo:text-indent="-0.1854in">
        <style:tab-stops/>
      </style:paragraph-properties>
    </style:style>
    <style:style style:name="P23" style:parent-style-name="Normal" style:family="paragraph">
      <style:paragraph-properties fo:margin-left="-0.0034in">
        <style:tab-stops/>
      </style:paragraph-properties>
    </style:style>
    <style:style style:name="P24" style:parent-style-name="Normal" style:family="paragraph">
      <style:paragraph-properties fo:text-indent="-0.0847in"/>
    </style:style>
    <style:style style:name="P25" style:parent-style-name="Normal" style:family="paragraph">
      <style:paragraph-properties fo:text-indent="-0.0847in"/>
    </style:style>
    <style:style style:name="P26" style:parent-style-name="Normal" style:family="paragraph">
      <style:paragraph-properties fo:margin-bottom="0.6194in" fo:margin-left="-0.0034in">
        <style:tab-stops/>
      </style:paragraph-properties>
    </style:style>
    <style:style style:name="P27" style:parent-style-name="Heading1" style:family="paragraph">
      <style:paragraph-properties fo:margin-left="0.175in" fo:text-indent="-0.1854in">
        <style:tab-stops/>
      </style:paragraph-properties>
    </style:style>
    <style:style style:name="P28" style:parent-style-name="Normal" style:family="paragraph">
      <style:paragraph-properties fo:margin-left="-0.0034in">
        <style:tab-stops/>
      </style:paragraph-properties>
    </style:style>
    <style:style style:name="P29" style:parent-style-name="Normal" style:family="paragraph">
      <style:paragraph-properties fo:text-indent="-0.0847in"/>
    </style:style>
    <style:style style:name="P30" style:parent-style-name="Normal" style:family="paragraph">
      <style:paragraph-properties fo:text-indent="-0.0847in"/>
    </style:style>
    <style:style style:name="P31" style:parent-style-name="Normal" style:family="paragraph">
      <style:paragraph-properties fo:text-indent="-0.0847in"/>
    </style:style>
    <style:style style:name="P32" style:parent-style-name="Normal" style:family="paragraph">
      <style:paragraph-properties fo:margin-bottom="0.6194in" fo:text-indent="-0.0847in"/>
    </style:style>
    <style:style style:name="P33" style:parent-style-name="Heading1" style:family="paragraph">
      <style:paragraph-properties fo:margin-left="0.175in" fo:text-indent="-0.1854in">
        <style:tab-stops/>
      </style:paragraph-properties>
    </style:style>
    <style:style style:name="P34" style:parent-style-name="Normal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text-indent="-0.0847in"/>
    </style:style>
    <style:style style:name="P36" style:parent-style-name="Normal" style:family="paragraph">
      <style:paragraph-properties fo:text-indent="-0.0847in"/>
    </style:style>
    <style:style style:name="P37" style:parent-style-name="Normal" style:family="paragraph">
      <style:paragraph-properties fo:text-indent="-0.0847in"/>
    </style:style>
    <style:style style:name="P38" style:parent-style-name="Normal" style:family="paragraph">
      <style:paragraph-properties fo:margin-bottom="0.6201in" fo:text-indent="-0.0847in"/>
    </style:style>
    <style:style style:name="P39" style:parent-style-name="Heading1" style:family="paragraph">
      <style:paragraph-properties fo:margin-left="0.175in" fo:text-indent="-0.1854in">
        <style:tab-stops/>
      </style:paragraph-properties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bottom="0.6201in" fo:margin-left="-0.0034in">
        <style:tab-stops/>
      </style:paragraph-properties>
    </style:style>
    <style:style style:name="P42" style:parent-style-name="Heading1" style:family="paragraph">
      <style:paragraph-properties fo:margin-left="0.175in" fo:text-indent="-0.1854in">
        <style:tab-stops/>
      </style:paragraph-properties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left="-0.0034in">
        <style:tab-stops/>
      </style:paragraph-properties>
    </style:style>
    <style:style style:name="P45" style:parent-style-name="Normal" style:family="paragraph">
      <style:paragraph-properties fo:margin-left="-0.0034in">
        <style:tab-stops/>
      </style:paragraph-properties>
    </style:style>
  </office:automatic-styles>
  <office:body>
    <office:text text:use-soft-page-breaks="true">
      <text:p text:style-name="P1">Loan Prediction Models Report</text:p>
      <text:p text:style-name="P4"><text:span text:style-name="T5">Sp23_bai_006</text:span><text:span text:style-name="T6"><text:line-break/>sp23_bai_004</text:span></text:p>
      <text:p text:style-name="P7"><text:span text:style-name="T8">This report covers the implementation and evaluation of machine learning algorithms for predicting loan statuses. The models used include Random Forest, Support Vector Machine (SVM), and Logistic Regression.</text:span></text:p>
      <text:soft-page-break/>
      <text:h text:style-name="P9" text:outline-level="1">Introduction</text:h>
      <text:p text:style-name="P10">The goal of this project is to predict the status of loans based on various features like gender, education, home</text:p>
      <text:p text:style-name="P11">ownership, loan intent, and prior defaults. This helps financial institutions to evaluate loan applications effectively.</text:p>
      <text:h text:style-name="P12" text:outline-level="1">Dataset</text:h>
      <text:p text:style-name="P13">The dataset includes the following features:</text:p>
      <text:list text:style-name="LFO1" text:continue-numbering="true">
        <text:list-item>
          <text:p text:style-name="P14">Person Gender</text:p>
        </text:list-item>
        <text:list-item>
          <text:p text:style-name="P15">Person Education</text:p>
        </text:list-item>
        <text:list-item>
          <text:p text:style-name="P16">Person Home Ownership</text:p>
        </text:list-item>
        <text:list-item>
          <text:p text:style-name="P17">Loan Intent</text:p>
        </text:list-item>
        <text:list-item>
          <text:p text:style-name="P18">Previous Loan Defaults</text:p>
        </text:list-item>
      </text:list>
      <text:p text:style-name="P19">Target Variable: Loan Status</text:p>
      <text:p text:style-name="P20">Data preprocessing included label encoding for categorical features and balancing classes using SMOTE to handle</text:p>
      <text:p text:style-name="P21">class imbalance.</text:p>
      <text:h text:style-name="P22" text:outline-level="1">Random Forest Classifier</text:h>
      <text:p text:style-name="P23">Random Forest is an ensemble learning method that uses multiple decision trees to predict outcomes. Key steps:</text:p>
      <text:list text:style-name="LFO2" text:continue-numbering="true">
        <text:list-item>
          <text:p text:style-name="P24">Parameter tuning using RandomizedSearchCV.</text:p>
        </text:list-item>
        <text:list-item>
          <text:p text:style-name="P25">Metrics evaluated include accuracy, precision, recall, and F1-score.</text:p>
        </text:list-item>
      </text:list>
      <text:p text:style-name="P26">Confusion matrix and feature importance were plotted.</text:p>
      <text:soft-page-break/>
      <text:h text:style-name="P27" text:outline-level="1">Support Vector Machine (SVM)</text:h>
      <text:p text:style-name="P28">SVM is a supervised learning model used for classification tasks. The steps include:</text:p>
      <text:list text:style-name="LFO3" text:continue-numbering="true">
        <text:list-item>
          <text:p text:style-name="P29">Balancing data using SMOTE.</text:p>
        </text:list-item>
        <text:list-item>
          <text:p text:style-name="P30">Scaling features using StandardScaler.</text:p>
        </text:list-item>
        <text:list-item>
          <text:p text:style-name="P31">Hyperparameter tuning with RandomizedSearchCV.</text:p>
        </text:list-item>
        <text:list-item>
          <text:p text:style-name="P32">Metrics such as accuracy, precision, recall, and F1-score were computed.</text:p>
        </text:list-item>
      </text:list>
      <text:h text:style-name="P33" text:outline-level="1">Logistic Regression</text:h>
      <text:p text:style-name="P34">Logistic Regression is a statistical model used for binary classification. Key steps:</text:p>
      <text:list text:style-name="LFO4" text:continue-numbering="true">
        <text:list-item>
          <text:p text:style-name="P35">Features scaled and reduced with PCA.</text:p>
        </text:list-item>
        <text:list-item>
          <text:p text:style-name="P36">Data balanced using SMOTE.</text:p>
        </text:list-item>
        <text:list-item>
          <text:p text:style-name="P37">Parameter tuning via RandomizedSearchCV.</text:p>
        </text:list-item>
        <text:list-item>
          <text:p text:style-name="P38">Evaluation metrics include accuracy, precision, recall, and F1-score.</text:p>
        </text:list-item>
      </text:list>
      <text:h text:style-name="P39" text:outline-level="1">Results</text:h>
      <text:p text:style-name="P40">Each model's performance was evaluated on the test set. Confusion matrices were plotted for all models, and metrics</text:p>
      <text:p text:style-name="P41">were summarized to determine the best-performing model.</text:p>
      <text:h text:style-name="P42" text:outline-level="1">Conclusion</text:h>
      <text:p text:style-name="P43">The project successfully implemented and evaluated three machine learning algorithms for loan prediction. Each</text:p>
      <text:p text:style-name="P44">model's performance was assessed based on key metrics, and visualizations provided insights into the results. Future</text:p>
      <text:p text:style-name="P45">work could involve adding more features and exploring deep learning approach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PK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3708in" fo:line-height="110%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hyphenate="false"/>
    </style:style>
    <style:style style:name="Normal" style:display-name="Normal" style:family="paragraph">
      <style:paragraph-properties fo:margin-bottom="0.218in" fo:line-height="110%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suffix=".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-">
        <style:list-level-properties text:space-before="0.0847in" text:min-label-width="0in" text:list-level-position-and-space-mode="label-alignment">
          <style:list-level-label-alignment text:label-followed-by="listtab" fo:margin-left="0.0847in" fo:text-indent="0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4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4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4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4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4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5">
      <text:list-level-style-number text:level="1" text:style-name="WW_CharLFO5LVL1" style:num-suffix="." style:num-list-format-name="NLF1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1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1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1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1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1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1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1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1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5208in" fo:margin-left="0.4333in" fo:margin-bottom="0.5in" fo:margin-right="0.432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8722in"/>
      </style:footer-style>
    </style:page-layout>
    <style:style style:name="P2" style:parent-style-name="Normal" style:family="paragraph">
      <style:paragraph-properties fo:text-align="center" fo:margin-bottom="0in" fo:line-height="107%" fo:margin-left="0in" fo:text-indent="0in">
        <style:tab-stops/>
      </style:paragraph-properties>
    </style:style>
    <style:style style:name="T3" style:parent-style-name="DefaultParagraphFont" style:family="text">
      <style:text-properties fo:font-weight="bold" style:font-weight-asian="bold" fo:font-size="12pt" style:font-size-asian="12pt"/>
    </style:style>
  </office:automatic-styles>
  <office:master-styles>
    <style:master-page style:name="MP0" style:page-layout-name="PL0">
      <style:header>
        <text:p text:style-name="P2"><text:span text:style-name="T3">Loan Prediction Models Repor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SP23-BAI-006 (AHMED HASEEB BUTT)</meta:initial-creator>
    <dc:creator>SP23-BAI-006 (AHMED HASEEB BUTT)</dc:creator>
    <meta:creation-date>2024-12-11T22:20:00Z</meta:creation-date>
    <dc:date>2024-12-11T22:20:00Z</dc:date>
    <meta:template xlink:href="Normal.dotm" xlink:type="simple"/>
    <meta:editing-cycles>2</meta:editing-cycles>
    <meta:editing-duration>PT120S</meta:editing-duration>
    <meta:document-statistic meta:page-count="3" meta:paragraph-count="4" meta:word-count="327" meta:character-count="2192" meta:row-count="15" meta:non-whitespace-character-count="1869"/>
  </office:meta>
</office:document-meta>
</file>